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paragraph-rsid="001f7ff2"/>
    </style:style>
    <style:style style:name="T1" style:family="text">
      <style:text-properties fo:font-weight="bold" style:font-weight-asian="bold" style:font-weight-complex="bold"/>
    </style:style>
    <style:style style:name="T2" style:family="text">
      <style:text-properties officeooo:rsid="00110216"/>
    </style:style>
    <style:style style:name="T3" style:family="text">
      <style:text-properties officeooo:rsid="00146b11"/>
    </style:style>
    <style:style style:name="T4" style:family="text">
      <style:text-properties officeooo:rsid="0015502e"/>
    </style:style>
    <style:style style:name="T5" style:family="text">
      <style:text-properties officeooo:rsid="0016c6fe"/>
    </style:style>
    <style:style style:name="T6" style:family="text">
      <style:text-properties officeooo:rsid="0018c1cd"/>
    </style:style>
    <style:style style:name="T7" style:family="text">
      <style:text-properties officeooo:rsid="0019e4d2"/>
    </style:style>
    <style:style style:name="T8" style:family="text">
      <style:text-properties officeooo:rsid="001c5049"/>
    </style:style>
    <style:style style:name="T9" style:family="text">
      <style:text-properties officeooo:rsid="001e1a8d"/>
    </style:style>
    <style:style style:name="T10" style:family="text">
      <style:text-properties officeooo:rsid="001e4281"/>
    </style:style>
    <style:style style:name="T11" style:family="text">
      <style:text-properties officeooo:rsid="001f7ff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yecto JClic</text:h>
      <text:p text:style-name="P1">JClic es un proyecto de software libre <text:span text:style-name="T2">de la </text:span><text:a xlink:type="simple" xlink:href="http://www.xtec.cat/"><text:span text:style-name="T2">Red Telemática Educativa de Cataluña</text:span></text:a><text:span text:style-name="T2"> (XTEC) </text:span>que permite crear diversos tipos de actividades interactivas <text:span text:style-name="T3">como </text:span>asociaciones, puzles, actividades de texto, crucigramas<text:span text:style-name="T3"> o</text:span> sopas de letras<text:span text:style-name="T3">, </text:span>a partir de elementos de texto, gráficos y multimedia.</text:p>
      <text:p text:style-name="P1">El programa cuenta con una herramienta de autor para crear las actividades, un reproductor que permite ejecutarlas y un sistema de informes que almacena los resultados obtenidos por los alumnos. Todos estos componentes, así como diversas guías y tutoriales para aprender a crear las actividades, se encuentran disponibles en la <text:a xlink:type="simple" xlink:href="http://clic.xtec.cat/es/jclic/download.htm">zonaClic</text:a>.</text:p>
      <text:p text:style-name="Standard">JClic <text:span text:style-name="T9">es una aplicación Java que </text:span>funciona en sistemas Linux, Windows y Mac<text:span text:style-name="T9"> OS</text:span>. El código fuente y la documentación técnica de la aplicación están disponibles en <text:a xlink:type="simple" xlink:href="http://projectestac.github.io/jclic/">GitHub</text:a>.</text:p>
      <text:h text:style-name="Heading_20_2" text:outline-level="2"><text:span text:style-name="T4">JC</text:span>lic.js</text:h>
      <text:p text:style-name="Standard">Es un proyecto todavía en fase de desarrollo que pretende crear un <text:span text:style-name="T4">nuevo </text:span>reproductor de actividades JClic basado en HTML<text:span text:style-name="T8">5</text:span> <text:span text:style-name="T8">(HTML + </text:span>JavaScript<text:span text:style-name="T8"> + CSS)</text:span>. El objetivo es poder ver las actividades JClic en cualquier navegador web moderno (Firefox, Chrome, Safari…) sin ningún conector especial. Esto permitirá utilizar JClic en sistemas que no soportan Java, como Android, iOS<text:span text:style-name="T4"> o</text:span> ChromeOS<text:span text:style-name="T4">, así como en </text:span>los navegadores Chrome y Edge.</text:p>
      <text:p text:style-name="Standard">El código fuente y la documentación del proyecto jclic.js están disponibles en <text:a xlink:type="simple" xlink:href="http://projectestac.github.io/jclic.js/">GitHub</text:a>. El proyecto está abierto a las aportaciones de todas las personas que quieran participar en su desarrollo.</text:p>
      <text:p text:style-name="Standard">Está previsto que el módulo JClic Author permita pronto la exportación directa de las actividades a páginas HTML con jclic.js.</text:p>
      <text:h text:style-name="Heading_20_2" text:outline-level="2">Biblioteca de actividades JClic</text:h>
      <text:p text:style-name="Standard">Son muchos los docentes de distintos países que han utilizado JClic para crear materiales interactivos <text:span text:style-name="T5">en diversas lenguas y para múltiples</text:span> niveles, temas<text:span text:style-name="T5"> </text:span>y áreas curriculares. Algunos de estos materiales se han ido recopilando en la <text:a xlink:type="simple" xlink:href="http://clic.xtec.cat/db/listact_es.jsp">biblioteca de proyectos de la zonaClic</text:a> <text:bookmark-start text:name="__DdeLink__433_1502769366"/>gracias a la generosidad de sus autores, que han decidido compartirl<text:span text:style-name="T6">o</text:span>s <text:span text:style-name="T6">bajo licencias Creative Commons permitiendo así </text:span>su reutilización<text:span text:style-name="T6">, traducción</text:span> y adaptación a <text:span text:style-name="T6">escenarios </text:span>educativos diversos<text:bookmark-end text:name="__DdeLink__433_1502769366"/>.</text:p>
      <text:h text:style-name="Heading_20_2" text:outline-level="2"><text:span text:style-name="T7">JC</text:span>lic-repo</text:h>
      <text:p text:style-name="P1"><text:span text:style-name="T7">Esta </text:span>página forma parte de <text:bookmark-start text:name="__DdeLink__61_341770176"/>«jclic-repo», un nuevo proyecto que tiene como objetivo facilitar la publicación de colecciones de proyectos JClic en <text:span text:style-name="T7">servicios de </text:span>alojamiento web estático.<text:bookmark-end text:name="__DdeLink__61_341770176"/> El proyecto utiliza la tecnología de componentes web <text:a xlink:type="simple" xlink:href="https://www.polymer-project.org/">Polymer</text:a>, y todas sus fuentes se encuentran también disponibles en <text:a xlink:type="simple" xlink:href="https://github.com/projectestac/jclic-repo">GitHub</text:a>.</text:p>
      <text:p text:style-name="P1">Esta instalación de <text:span text:style-name="Strong_20_Emphasis">jclic-repo</text:span> se encuentra alojada provisionalmente en un espació Google Drive de XTEC y contiene una buena parte de los más de 2.300 recursos de la biblioteca de proyectos de la zonaClic. El buscador os permite filtrar los resultados por idioma, nivel educativo, área curricular, título o autoría. Haciendo clic en la tarjeta de cada proyecto se accede a una información más detallada, desde donde se pueden poner en marcha las actividades en HTML5, abrirlas en un applet (siempre que el sistema soporte Java) o compartirlas en las redes sociales.</text:p>
      <text:p text:style-name="P1"/>
      <text:p text:style-name="P2"><text:bookmark-start text:name="__DdeLink__441_1502769366"/><text:span text:style-name="T1">Muy importante:</text:span> <text:bookmark-start text:name="__DdeLink__408_1981190032"/><text:span text:style-name="T11">Éste es un espacio provisional destinado principalmente a la realización de pruebas para facilitar el desarrollo de jclic.js. Algunos tipos de actividades aún no funcionan correctamente en todos los dispositivos, y hay diversas funcionalidades todavía no implementadas. Podéis ayudarnos notificando errores, sugiriendo mejoras y proponiendo posibles soluciones en los espacios de desarrollo de los proyectos</text:span><text:bookmark-end text:name="__DdeLink__408_1981190032"/> <text:a xlink:type="simple" xlink:href="https://github.com/projectestac/jclic/issues">JClic</text:a>, <text:a xlink:type="simple" xlink:href="https://github.com/projectestac/jclic.js/issues">jclic.js</text:a> y <text:a xlink:type="simple" xlink:href="https://github.com/projectestac/jclic-repo/issues">jclic-repo</text:a>.<text:bookmark-end text:name="__DdeLink__441_150276936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Arial" fo:font-family="Arial" style:font-style-name="Normal" style:font-family-generic="swiss" style:font-pitch="variable" fo:language="es" fo:country="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cm" style:contextual-spacing="false" fo:line-height="120%" style:page-number="auto"/>
      <style:text-properties fo:language="es" fo:country="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language="es" fo:country="ES"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 Busquets</meta:initial-creator>
    <meta:creation-date>2015-10-23T12:51:08.749275607</meta:creation-date>
    <dc:date>2015-10-27T14:33:51.883488258</dc:date>
    <dc:creator>Francesc Busquets</dc:creator>
    <meta:editing-duration>PT4H6M18S</meta:editing-duration>
    <meta:editing-cycles>15</meta:editing-cycles>
    <meta:generator>LibreOffice/4.2.8.2$Linux_x86 LibreOffice_project/420m0$Build-2</meta:generator>
    <meta:document-statistic meta:table-count="0" meta:image-count="0" meta:object-count="0" meta:page-count="1" meta:paragraph-count="14" meta:word-count="515" meta:character-count="3390" meta:non-whitespace-character-count="2889"/>
  </office:meta>
</office:document-meta>
</file>